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F00000067397EEB86.png" manifest:media-type=""/>
  <manifest:file-entry manifest:full-path="Pictures/10000201000004000000030058162FA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1e22ab" officeooo:paragraph-rsid="001e22ab"/>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9"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0"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1" fo:font-size="34pt"/>
    </style:style>
    <style:style style:name="P11"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2" style:family="paragraph" style:parent-style-name="Title">
      <style:paragraph-properties fo:margin-top="0.45cm" fo:margin-bottom="0.45cm" style:contextual-spacing="false"/>
      <style:text-properties fo:color="#ffffff"/>
    </style:style>
    <style:style style:name="P13" style:family="paragraph" style:parent-style-name="Table_20_Contents">
      <style:paragraph-properties fo:margin-left="0.199cm" fo:margin-right="0cm" fo:text-indent="0cm" style:auto-text-indent="false"/>
    </style:style>
    <style:style style:name="P14" style:family="paragraph" style:parent-style-name="Table_20_Contents">
      <style:paragraph-properties fo:margin-left="0.199cm" fo:margin-right="0cm" fo:text-align="center" style:justify-single-word="false" fo:text-indent="0cm" style:auto-text-indent="false"/>
    </style:style>
    <style:style style:name="P15" style:family="paragraph" style:parent-style-name="Table_20_Contents">
      <style:paragraph-properties fo:margin-left="0.199cm" fo:margin-right="0cm" fo:text-align="center" style:justify-single-word="false" fo:text-indent="0cm" style:auto-text-indent="false"/>
      <style:text-properties officeooo:paragraph-rsid="001c776f"/>
    </style:style>
    <style:style style:name="P16" style:family="paragraph" style:parent-style-name="Table_20_Contents">
      <style:paragraph-properties fo:margin-left="0.199cm" fo:margin-right="0cm" fo:text-align="center" style:justify-single-word="false" fo:text-indent="0cm" style:auto-text-indent="false"/>
      <style:text-properties officeooo:paragraph-rsid="001e22ab"/>
    </style:style>
    <style:style style:name="P17" style:family="paragraph" style:parent-style-name="Table_20_Contents">
      <style:paragraph-properties fo:margin-left="0.199cm" fo:margin-right="0cm" fo:text-indent="0cm" style:auto-text-indent="false"/>
      <style:text-properties officeooo:rsid="001e22ab" officeooo:paragraph-rsid="001e22ab"/>
    </style:style>
    <style:style style:name="P18" style:family="paragraph" style:parent-style-name="Text_20_body">
      <style:text-properties fo:font-size="2pt" style:font-size-asian="1.75pt" style:font-size-complex="2pt"/>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master-page-name="First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text-properties fo:font-style="italic" style:font-style-asian="italic" style:font-style-complex="italic"/>
    </style:style>
    <style:style style:name="P32" style:family="paragraph" style:parent-style-name="Heading_20_1" style:master-page-name="Standard">
      <style:paragraph-properties style:page-number="auto"/>
    </style:style>
    <style:style style:name="P33" style:family="paragraph" style:parent-style-name="Titre_20_hors_20_contenu" style:master-page-name="Standard">
      <style:paragraph-properties style:page-number="auto"/>
    </style:style>
    <style:style style:name="P34" style:family="paragraph">
      <style:paragraph-properties fo:text-align="center"/>
    </style:style>
    <style:style style:name="T1" style:family="text">
      <style:text-properties fo:font-variant="small-cap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1c776f"/>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2cm" fo:text-indent="-0.635cm" fo:margin-left="7.2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2"><text:title>Demande de pestation d'AMO</text:title></text:p>
        </draw:text-box>
      </draw:frame>
      <draw:frame draw:style-name="fr2" draw:name="Cadre2" text:anchor-type="page" text:anchor-page-number="1" svg:x="14cm" svg:y="22.699cm" svg:width="7.001cm" svg:height="5.001cm" draw:z-index="3">
        <draw:text-box>
          <text:p text:style-name="P8"><text:variable-set text:name="Client" office:value-type="string">Garmir Khatch</text:variable-set> - <text:user-defined style:data-style-name="N0" text:name="Éditeur">Amu Fsi 2014 B</text:user-defined></text:p>
          <text:p text:style-name="P9">Référence : <text:user-defined style:data-style-name="N0" text:name="Référence">GK-AF2014B-AMO-CR-003</text:user-defined></text:p>
          <text:p text:style-name="P9">Date : <text:date style:data-style-name="N84" text:date-value="2014-02-25T01:03:19.390415847">2014-02-25</text:date></text:p>
          <text:p text:style-name="P9">Version : <text:user-defined style:data-style-name="N0" text:name="Numéro du document">1.3</text:user-defined></text:p>
        </draw:text-box>
      </draw:frame>
      <draw:frame draw:style-name="fr3" draw:name="Cadre_couverture_date" text:anchor-type="page" text:anchor-page-number="1" svg:x="14.3cm" svg:y="0cm" svg:width="6.699cm" svg:height="4.001cm" draw:z-index="5">
        <draw:text-box>
          <text:p text:style-name="P10"><text:date style:data-style-name="N106" text:date-value="2014-02-25T01:03:19.390994198">2014</text:date></text:p>
        </draw:text-box>
      </draw:frame>
      <draw:frame draw:style-name="fr4" draw:name="Cadre4" text:anchor-type="page" text:anchor-page-number="1" svg:y="20.699cm" svg:width="13cm" svg:height="2cm" draw:z-index="6">
        <draw:text-box>
          <text:p text:style-name="P11"><text:subject>Compte rendu de réunion du 2014-02-21</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34" svg:x1="14.301cm" svg:y1="20.702cm" svg:x2="14.35cm" svg:y2="7.001cm">
        <text:p/>
      </draw:line>
      <draw:line text:anchor-type="page" text:anchor-page-number="1" draw:z-index="4" draw:style-name="gr2" draw:text-style-name="P34" svg:x1="14.3cm" svg:y1="29.701cm" svg:x2="14.304cm" svg:y2="27.7cm">
        <text:p/>
      </draw:line>
      <text:p text:style-name="P24"><draw:rect text:anchor-type="paragraph" draw:z-index="0" draw:style-name="gr1" draw:text-style-name="P34" svg:width="7.002cm" svg:height="29.701cm" svg:x="11.998cm" svg:y="-2cm"><text:p/></draw:rect></text:p>
      <text:p text:style-name="P33"><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6">Version</text:p>
          </table:table-cell>
          <table:table-cell table:style-name="Tableau1.A1" office:value-type="string">
            <text:p text:style-name="P6">Date</text:p>
          </table:table-cell>
          <table:table-cell table:style-name="Tableau1.A1" office:value-type="string">
            <text:p text:style-name="P6">Auteur</text:p>
          </table:table-cell>
          <table:table-cell table:style-name="Tableau1.D1" office:value-type="string">
            <text:p text:style-name="P6">Sujet de la modification</text:p>
          </table:table-cell>
        </table:table-row>
        <table:table-row>
          <table:table-cell table:style-name="Tableau1.A2" office:value-type="string">
            <text:p text:style-name="P4">1.0</text:p>
          </table:table-cell>
          <table:table-cell table:style-name="Tableau1.A2" office:value-type="string">
            <text:p text:style-name="P4">2014-02-08</text:p>
          </table:table-cell>
          <table:table-cell table:style-name="Tableau1.C2" office:value-type="string">
            <text:p text:style-name="P14"><text:span text:style-name="T1">Cadon</text:span> Mehdi-Jonathan</text:p>
          </table:table-cell>
          <table:table-cell table:style-name="Tableau1.D2" office:value-type="string">
            <text:p text:style-name="P13">Création</text:p>
          </table:table-cell>
        </table:table-row>
        <table:table-row>
          <table:table-cell table:style-name="Tableau1.A2" office:value-type="string">
            <text:p text:style-name="P4">1.1</text:p>
          </table:table-cell>
          <table:table-cell table:style-name="Tableau1.A2" office:value-type="string">
            <text:p text:style-name="P4">2014-02-22</text:p>
          </table:table-cell>
          <table:table-cell table:style-name="Tableau1.A2" office:value-type="string">
            <text:p text:style-name="P14"><text:span text:style-name="T1">Toure</text:span> Ahoua Khady</text:p>
          </table:table-cell>
          <table:table-cell table:style-name="Tableau1.D3" office:value-type="string">
            <text:p text:style-name="P13">Rédaction</text:p>
          </table:table-cell>
        </table:table-row>
        <table:table-row>
          <table:table-cell table:style-name="Tableau1.A2" office:value-type="string">
            <text:p text:style-name="P4">1.2</text:p>
          </table:table-cell>
          <table:table-cell table:style-name="Tableau1.A2" office:value-type="string">
            <text:p text:style-name="P4">2014-02-24</text:p>
          </table:table-cell>
          <table:table-cell table:style-name="Tableau1.A2" office:value-type="string">
            <text:p text:style-name="P14"><text:span text:style-name="T1">Cadon</text:span> Mehdi-Jonathan</text:p>
          </table:table-cell>
          <table:table-cell table:style-name="Tableau1.D3" office:value-type="string">
            <text:p text:style-name="P13">Mise à jour du contenu</text:p>
          </table:table-cell>
        </table:table-row>
        <table:table-row>
          <table:table-cell table:style-name="Tableau1.A2" office:value-type="string">
            <text:p text:style-name="P4">1.3</text:p>
          </table:table-cell>
          <table:table-cell table:style-name="Tableau1.A2" office:value-type="string">
            <text:p text:style-name="P4">2014-02-24</text:p>
          </table:table-cell>
          <table:table-cell table:style-name="Tableau1.A2" office:value-type="string">
            <text:p text:style-name="P14"><text:span text:style-name="T1">Pachy</text:span> Ravi</text:p>
          </table:table-cell>
          <table:table-cell table:style-name="Tableau1.D3" office:value-type="string">
            <text:p text:style-name="P13">Mise à jour du contenu</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6">Version</text:p>
          </table:table-cell>
          <table:table-cell table:style-name="Tableau5.A1" office:value-type="string">
            <text:p text:style-name="P6">Date</text:p>
          </table:table-cell>
          <table:table-cell table:style-name="Tableau5.C1" office:value-type="string">
            <text:p text:style-name="P6">Acteur(s)</text:p>
          </table:table-cell>
        </table:table-row>
        <table:table-row>
          <table:table-cell table:style-name="Tableau5.A2" office:value-type="string">
            <text:p text:style-name="P4">1.3</text:p>
          </table:table-cell>
          <table:table-cell table:style-name="Tableau5.A2" office:value-type="string">
            <text:p text:style-name="P4">2014-02-24</text:p>
          </table:table-cell>
          <table:table-cell table:style-name="Tableau5.C2" office:value-type="string">
            <text:p text:style-name="P15"><text:span text:style-name="T1">Cadon</text:span> Mehdi-Jonathan, <text:span text:style-name="T1">Pachy</text:span> Ravi</text:p>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6">Version</text:p>
          </table:table-cell>
          <table:table-cell table:style-name="Tableau6.A1" office:value-type="string">
            <text:p text:style-name="P6">Date</text:p>
          </table:table-cell>
          <table:table-cell table:style-name="Tableau6.C1" office:value-type="string">
            <text:p text:style-name="P6">Acteur(s)</text:p>
          </table:table-cell>
        </table:table-row>
        <table:table-row>
          <table:table-cell table:style-name="Tableau6.A2" office:value-type="string">
            <text:p text:style-name="P4">1.3</text:p>
          </table:table-cell>
          <table:table-cell table:style-name="Tableau6.A2" office:value-type="string">
            <text:p text:style-name="P4"/>
          </table:table-cell>
          <table:table-cell table:style-name="Tableau6.C2" office:value-type="string">
            <text:p text:style-name="P7"><text:span text:style-name="T1">Agopian</text:span> Roland</text:p>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6">Nom &amp; prénom(s)</text:p>
          </table:table-cell>
          <table:table-cell table:style-name="Tableau2.B1" office:value-type="string">
            <text:p text:style-name="P6">E-mail(s)</text:p>
          </table:table-cell>
        </table:table-row>
        <table:table-row>
          <table:table-cell table:style-name="Tableau2.A2" office:value-type="string">
            <text:p text:style-name="P7"><text:span text:style-name="T1">Agopian</text:span> Roland</text:p>
          </table:table-cell>
          <table:table-cell table:style-name="Tableau2.B2" office:value-type="string">
            <text:p text:style-name="P7">roland.agopian@univ-amu.fr</text:p>
          </table:table-cell>
        </table:table-row>
        <table:table-row>
          <table:table-cell table:style-name="Tableau2.A3" office:value-type="string">
            <text:p text:style-name="P7"><text:span text:style-name="T1">Balde</text:span> Ibrahima Sory</text:p>
          </table:table-cell>
          <table:table-cell table:style-name="Tableau2.B7" office:value-type="string">
            <text:p text:style-name="P7">ibbaldes@yahoo.fr</text:p>
          </table:table-cell>
        </table:table-row>
        <table:table-row>
          <table:table-cell table:style-name="Tableau2.A3" office:value-type="string">
            <text:p text:style-name="P7"><text:span text:style-name="T1">Cadon</text:span> Mehdi-Jonathan</text:p>
          </table:table-cell>
          <table:table-cell table:style-name="Tableau2.B7" office:value-type="string">
            <text:p text:style-name="P7">mehdi-jonathan@hotmail.fr</text:p>
          </table:table-cell>
        </table:table-row>
        <table:table-row>
          <table:table-cell table:style-name="Tableau2.A7" office:value-type="string">
            <text:p text:style-name="P4"><text:span text:style-name="T1">Gairoard</text:span> Lionel</text:p>
          </table:table-cell>
          <table:table-cell table:style-name="Tableau2.B7" office:value-type="string">
            <text:p text:style-name="P7">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7">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7">takamor91@yahoo.fr</text:p>
          </table:table-cell>
        </table:table-row>
      </table:table>
      <text:p text:style-name="P18"/>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21">Table des matières</text:p>
          </text:index-title>
          <text:p text:style-name="P22"><text:a xlink:type="simple" xlink:href="#__RefHeading__8552_1647095933" text:style-name="Internet_20_link" text:visited-style-name="Internet_20_link">1. Objectifs<text:tab/>4</text:a></text:p>
          <text:p text:style-name="P22"><text:a xlink:type="simple" xlink:href="#__RefHeading__744_573458206" text:style-name="Internet_20_link" text:visited-style-name="Internet_20_link">2. Acteurs<text:tab/>4</text:a></text:p>
          <text:p text:style-name="P22"><text:a xlink:type="simple" xlink:href="#__RefHeading__567_1663815017" text:style-name="Internet_20_link" text:visited-style-name="Internet_20_link">3. Points abordés<text:tab/>4</text:a></text:p>
          <text:p text:style-name="P23"><text:a xlink:type="simple" xlink:href="#__RefHeading__976_14744064" text:style-name="Internet_20_link" text:visited-style-name="Internet_20_link">3.1. Ordre du jour de la réunion du 2014-02-21<text:tab/>4</text:a></text:p>
          <text:p text:style-name="P23"><text:a xlink:type="simple" xlink:href="#__RefHeading__978_14744064" text:style-name="Internet_20_link" text:visited-style-name="Internet_20_link">3.2. Compte rendu 002 de la réunion du 2014-02-14<text:tab/>5</text:a></text:p>
          <text:p text:style-name="P23"><text:a xlink:type="simple" xlink:href="#__RefHeading__980_14744064" text:style-name="Internet_20_link" text:visited-style-name="Internet_20_link">3.3. Cahier des charges v1.2.7<text:tab/>5</text:a></text:p>
          <text:p text:style-name="P20"><text:a xlink:type="simple" xlink:href="#__RefHeading__982_14744064" text:style-name="Internet_20_link" text:visited-style-name="Internet_20_link">3.3.1. Contexte<text:tab/>5</text:a></text:p>
          <text:p text:style-name="P19"><text:a xlink:type="simple" xlink:href="#__RefHeading__4241_88340693" text:style-name="Internet_20_link" text:visited-style-name="Internet_20_link">3.3.1.1. Contraintes légales<text:tab/>5</text:a></text:p>
          <text:p text:style-name="P19"><text:a xlink:type="simple" xlink:href="#__RefHeading__4243_88340693" text:style-name="Internet_20_link" text:visited-style-name="Internet_20_link">3.3.1.2. Secrétariat central<text:tab/>5</text:a></text:p>
          <text:p text:style-name="P20"><text:a xlink:type="simple" xlink:href="#__RefHeading__984_14744064" text:style-name="Internet_20_link" text:visited-style-name="Internet_20_link">3.3.2. Documents<text:tab/>6</text:a></text:p>
          <text:p text:style-name="P19"><text:a xlink:type="simple" xlink:href="#__RefHeading__986_14744064" text:style-name="Internet_20_link" text:visited-style-name="Internet_20_link">3.3.2.1. Réquisition<text:tab/>6</text:a></text:p>
          <text:p text:style-name="P19"><text:a xlink:type="simple" xlink:href="#__RefHeading__988_14744064" text:style-name="Internet_20_link" text:visited-style-name="Internet_20_link">3.3.2.2. Waybill / Delivery note<text:tab/>6</text:a></text:p>
          <text:p text:style-name="P19"><text:a xlink:type="simple" xlink:href="#__RefHeading__990_14744064" text:style-name="Internet_20_link" text:visited-style-name="Internet_20_link">3.3.2.3. Tableaux de bord<text:tab/>6</text:a></text:p>
          <text:p text:style-name="P19"><text:a xlink:type="simple" xlink:href="#__RefHeading__992_14744064" text:style-name="Internet_20_link" text:visited-style-name="Internet_20_link">3.3.2.4. Bons pour accord de paiement<text:tab/>7</text:a></text:p>
          <text:p text:style-name="P20"><text:a xlink:type="simple" xlink:href="#__RefHeading__994_14744064" text:style-name="Internet_20_link" text:visited-style-name="Internet_20_link">3.3.3. Documents à numériser<text:tab/>7</text:a></text:p>
          <text:p text:style-name="P20"><text:a xlink:type="simple" xlink:href="#__RefHeading__996_14744064" text:style-name="Internet_20_link" text:visited-style-name="Internet_20_link">3.3.4. Solution de sauvegarde<text:tab/>7</text:a></text:p>
          <text:p text:style-name="P22"><text:a xlink:type="simple" xlink:href="#__RefHeading__2851_1059042422" text:style-name="Internet_20_link" text:visited-style-name="Internet_20_link">4. Documents demandés<text:tab/>8</text:a></text:p>
          <text:p text:style-name="P23"><text:a xlink:type="simple" xlink:href="#__RefHeading__998_14744064" text:style-name="Internet_20_link" text:visited-style-name="Internet_20_link">4.1. Pour Garmir Khatch<text:tab/>8</text:a></text:p>
          <text:p text:style-name="P23"><text:a xlink:type="simple" xlink:href="#__RefHeading__1000_14744064" text:style-name="Internet_20_link" text:visited-style-name="Internet_20_link">4.2. Pour Amu Fsi 2014 B<text:tab/>8</text:a></text:p>
          <text:p text:style-name="P22"><text:a xlink:type="simple" xlink:href="#__RefHeading__1002_14744064" text:style-name="Internet_20_link" text:visited-style-name="Internet_20_link">5. Objectifs en vue de la prochaine réunion<text:tab/>8</text:a></text:p>
        </text:index-body>
      </text:table-of-content>
      <text:p text:style-name="Text_20_body"/>
      <text:h text:style-name="P32" text:outline-level="1"><text:bookmark-start text:name="__RefHeading__8552_1647095933"/>Objectifs<text:bookmark-end text:name="__RefHeading__8552_1647095933"/></text:h>
      <text:p text:style-name="Text_20_body">Ce document rend compte de la réunion du vendredi matin 2014-02-21, qui s'est déroulée en salle 3 au sous sol du bâtiment 5 du campus universitaire de Saint-Charles à Marseille de 10:20 à 12:05, entre la maîtrise d'ouvrage <text:variable-get text:name="Client">Garmir Khatch</text:variable-get> et son assistance à maîtrise d'ouvrage <text:user-defined style:data-style-name="N0" text:name="Éditeur">Amu Fsi 2014 B</text:user-defined>.</text:p>
      <text:p text:style-name="Text_20_body">À cette fin, rappelons que cette réunion se déroule dans le cadre de la demande de prestation d'assistance à maîtrise d'ouvrage (AMO) dont l'objectif est de fournir un <text:span text:style-name="T2">cahier des charges</text:span> répondant aux besoins de la maîtrise d'ouvrage.</text:p>
      <text:h text:style-name="Heading_20_1" text:outline-level="1"><text:bookmark-start text:name="__RefHeading__744_573458206"/>Acteurs<text:bookmark-end text:name="__RefHeading__744_573458206"/></text:h>
      <text:p text:style-name="Text_20_body">Étaient présents lors de la réunion (et par ordre alphabétique) :</text:p>
      <text:list xml:id="list5324737884228306090" text:style-name="L1">
        <text:list-item>
          <text:p text:style-name="P25">Représentant <text:variable-get text:name="Client">Garmir Khatch</text:variable-get> :</text:p>
          <text:list>
            <text:list-item>
              <text:p text:style-name="P25">M. <text:span text:style-name="T1">Agopian</text:span> Roland<text:tab/><text:tab/><text:tab/>(maîtrise d'ouvrage)</text:p>
            </text:list-item>
          </text:list>
        </text:list-item>
        <text:list-item>
          <text:p text:style-name="P25">Représentant <text:user-defined style:data-style-name="N0" text:name="Éditeur">Amu Fsi 2014 B</text:user-defined> :</text:p>
          <text:list>
            <text:list-item>
              <text:p text:style-name="P25">M. <text:span text:style-name="T1">Balde</text:span> Ibrahima Sory<text:tab/><text:tab/>(assistant)</text:p>
            </text:list-item>
            <text:list-item>
              <text:p text:style-name="P25">M. <text:span text:style-name="T1">Cadon</text:span> Mehdi-Jonathan<text:tab/><text:tab/>(assistant, conseiller et secrétaire)</text:p>
            </text:list-item>
            <text:list-item>
              <text:p text:style-name="P25"><text:span text:style-name="T1">M. Gairoard</text:span> Lionel<text:tab/><text:tab/><text:tab/>(chef de projet)</text:p>
            </text:list-item>
            <text:list-item>
              <text:p text:style-name="P25"><text:span text:style-name="T1">M. Pachy</text:span> Ravi<text:tab/><text:tab/><text:tab/>(assistant, conseiller)</text:p>
            </text:list-item>
            <text:list-item>
              <text:p text:style-name="P25">Mlle. <text:span text:style-name="T1">Toure</text:span> Ahoua Khady<text:tab/><text:tab/>(assistant, conseiller et secrétaire)</text:p>
            </text:list-item>
          </text:list>
        </text:list-item>
      </text:list>
      <text:h text:style-name="Heading_20_1" text:outline-level="1"><text:bookmark-start text:name="__RefHeading__567_1663815017"/>Points abordés<text:bookmark-end text:name="__RefHeading__567_1663815017"/></text:h>
      <text:h text:style-name="Heading_20_2" text:outline-level="2"><text:bookmark-start text:name="__RefHeading__976_14744064"/>Ordre du jour de la réunion du 2014-02-21<text:bookmark-end text:name="__RefHeading__976_14744064"/></text:h>
      <text:p text:style-name="Text_20_body">L'ordre du jour n'ayant pas été précisé à l'avance, il a été défini en début de réunion. Un rappel a donc été fait d'envoyer ce dernier à l'avance, accompagné de toute documentation relative (en l'occurrence le cahier des charges) afin de faire perdre le moins de temps possible à chacune des parties.</text:p>
      <text:p text:style-name="Text_20_body">M. <text:span text:style-name="T1">Agopian</text:span> précise qu'il est toujours possible d'envoyer une version non finale du CdCF <text:soft-page-break/>en précisant l'état d'avancement de celui-ci. Cette procédure étant destinée à gagner du temps lors de la réalisation. Dans ce but, il conviendra lors de ces envois de préciser les parties inchangées pour éviter une lecture redondante.</text:p>
      <text:h text:style-name="Heading_20_2" text:outline-level="2"><text:bookmark-start text:name="__RefHeading__978_14744064"/>Compte rendu 002 de la réunion du 2014-02-14<text:bookmark-end text:name="__RefHeading__978_14744064"/></text:h>
      <text:p text:style-name="Text_20_body">Le compte rendu a été validé sur son contenu moyennant une remarque relative à la fiche d'itération. Il a été remarqué que seule la liste des livrables attendus était pertinente pour la maîtrise d'ouvrage mais pas l'assignation des tâches destinées à les produire. De fait, cette fiche sera remplacée par une simple liste tenant compte des documents demandée pendant l'itération.</text:p>
      <text:h text:style-name="Heading_20_2" text:outline-level="2"><text:bookmark-start text:name="__RefHeading__980_14744064"/>Cahier des charges v1.2.7<text:bookmark-end text:name="__RefHeading__980_14744064"/></text:h>
      <text:p text:style-name="Text_20_body">Suite à la présentation de la version 1.2.7 du cahier des charges, plusieurs éclaircissements ont été apportés.</text:p>
      <text:h text:style-name="Heading_20_3" text:outline-level="3"><text:bookmark-start text:name="__RefHeading__982_14744064"/>Contexte<text:bookmark-end text:name="__RefHeading__982_14744064"/></text:h>
      <text:p text:style-name="Text_20_body">Parmi les 5 domaines métier de <text:user-defined style:data-style-name="N0" text:name="Client">Garmir Khatch</text:user-defined>, il a été rappelé que Logistique et Télécoms sont tous deux des services supports aux autres comme à eux mêmes.</text:p>
      <text:p text:style-name="Text_20_body">Pour ce qui est de la logistique et bien évidemment, lors des processus d'échanges de <text:span text:style-name="T3">Réception entrante</text:span> ou <text:span text:style-name="T3">sortante</text:span><text:span text:style-name="T4">, i.e. lorsque est reçu ou expédiée de la marchandise</text:span>, il convient de, respectivement, prévoir ou prévenir des informations relatives à celle-ci (date, heure, lieu, produit, quantité, poids, volume, …).</text:p>
      <text:h text:style-name="Heading_20_4" text:outline-level="4"><text:bookmark-start text:name="__RefHeading__4241_88340693"/>Contraintes légales<text:bookmark-end text:name="__RefHeading__4241_88340693"/></text:h>
      <text:p text:style-name="Text_20_body">Étant donné que les lois sont différentes pour chaque pays, il faut s'informer de toutes celles en vigueur et qui interviennent dans l'établissement d'un service de la chaîne logistique. Chaque contrat dépend alors de la législation du pays concerné.</text:p>
      <text:h text:style-name="Heading_20_4" text:outline-level="4"><text:bookmark-start text:name="__RefHeading__4243_88340693"/>Secrétariat central<text:bookmark-end text:name="__RefHeading__4243_88340693"/></text:h>
      <text:p text:style-name="Text_20_body">Le secrétariat central a pour mission de centraliser toutes les données du système. Cela permet autant de fournir des statistiques que de garder une trace des actions menées. L'objectif étant de pouvoir analyser ou prouver l'efficience (ou non) des ressources investies.</text:p>
      <text:h text:style-name="Heading_20_3" text:outline-level="3"><text:bookmark-start text:name="__RefHeading__984_14744064"/><text:soft-page-break/>Documents<text:bookmark-end text:name="__RefHeading__984_14744064"/></text:h>
      <text:h text:style-name="Heading_20_4" text:outline-level="4"><text:bookmark-start text:name="__RefHeading__986_14744064"/>Réquisition<text:bookmark-end text:name="__RefHeading__986_14744064"/></text:h>
      <text:p text:style-name="Text_20_body">Une Réquisition est émise par la distribution et correspond à une mission de transport. Ce document rassemble les informations de la mission telles que :</text:p>
      <text:list xml:id="list5117486183904871093" text:style-name="L2">
        <text:list-item>
          <text:p text:style-name="P26">la marchandise transportée (nom, quantité, poids, volume, ...),</text:p>
        </text:list-item>
        <text:list-item>
          <text:p text:style-name="P26">les acteurs en jeu (propriétaire, expéditeur, destinataire, …),</text:p>
        </text:list-item>
        <text:list-item>
          <text:p text:style-name="P26">les détails de la mission (date, heure et lieu de livraison, ...).</text:p>
        </text:list-item>
      </text:list>
      <text:h text:style-name="Heading_20_4" text:outline-level="4"><text:bookmark-start text:name="__RefHeading__988_14744064"/>Waybill / Delivery note<text:bookmark-end text:name="__RefHeading__988_14744064"/></text:h>
      <text:p text:style-name="Text_20_body">Il s'agit d'un seul et même document. On parle de <text:span text:style-name="T3">Waybill</text:span> lorsque la mission reste de bout en bout à l'intérieur même de la chaîne logistique, et de <text:span text:style-name="T3">Delivery note</text:span> lorsque la mission a pour origine ou destination un acteur extérieur à la chaîne logistique.</text:p>
      <text:p text:style-name="Text_20_body">Ce document est actuellement composé de 4 feuilles carbonées, dont les exemplaires sont répartis comme suit :</text:p>
      <text:list xml:id="list7326609573535616470" text:style-name="L3">
        <text:list-item>
          <text:p text:style-name="P27">Un premier exemplaire est conservé par la logistique au moment de l'envoi du transport (donc avant réception, si réception il y a).</text:p>
        </text:list-item>
      </text:list>
      <text:p text:style-name="Text_20_body">Après réception (la signature du destinataire faisant foi), les 3 feuilles restantes sont réparties comme suit :</text:p>
      <text:list xml:id="list10321450900069" text:continue-numbering="true" text:style-name="L3">
        <text:list-item>
          <text:p text:style-name="P27">Un exemplaire est conservé par le destinataire (le métier),</text:p>
        </text:list-item>
        <text:list-item>
          <text:p text:style-name="P27">Un exemplaire est conservé par la société de transport,</text:p>
        </text:list-item>
        <text:list-item>
          <text:p text:style-name="P27">Un exemplaire est retourné à la logistique pour justifier la livraison et ainsi procéder au paiement de la société de transport.</text:p>
        </text:list-item>
      </text:list>
      <text:h text:style-name="Heading_20_4" text:outline-level="4"><text:bookmark-start text:name="__RefHeading__990_14744064"/>Tableaux de bord<text:bookmark-end text:name="__RefHeading__990_14744064"/></text:h>
      <text:p text:style-name="Text_20_body">Ce document, qui se doit d'être modulaire, peut remplir de nombreux rôles en fonction des situations, et des destinataires. Généralement, il se présente sous la forme d'un tableau se terminant par un total ou un ratio, et permettant ainsi de justifier des ressources engagées, ou de témoigner des performance d'un service. Il s'agit d'un document de synthèse permettant un suivi.</text:p>
      <text:p text:style-name="Text_20_body">Le module d'édition de tableaux de bord de la suite logicielle doit ainsi permettre à un <text:soft-page-break/>utilisateur d'afficher, comme il l'entend, toutes les informations qu'il souhaite parmi celles auxquelles il a accès.</text:p>
      <text:h text:style-name="Heading_20_4" text:outline-level="4"><text:bookmark-start text:name="__RefHeading__992_14744064"/>Bons pour accord de paiement<text:bookmark-end text:name="__RefHeading__992_14744064"/></text:h>
      <text:p text:style-name="Text_20_body">Destiné au processus financier, ce document doit fournir le montant total à payer à un prestataire. Il détaille celui-ci en listant chacune des missions de transport effectuée et, pour chacune d'elle, la confirmation (ou pas) de la part de la logistique, ainsi que son coût.</text:p>
      <text:p text:style-name="Text_20_body">Dans le cadre de la solution logicielle, l'édition de ces bons doit pouvoir gérer automatiquement le calcul des coûts, en fonction des ressources engagées et du type de contrat dont il est question (au km, à la journée, au poids, ...).</text:p>
      <text:h text:style-name="Heading_20_3" text:outline-level="3"><text:bookmark-start text:name="__RefHeading__994_14744064"/>Documents à numériser<text:bookmark-end text:name="__RefHeading__994_14744064"/></text:h>
      <text:p text:style-name="Text_20_body">La solution logicielle doit prendre en charge des documents numérisés. Elle devra par conséquent prévoir explicitement les contraintes relatives à ce type de document à savoir (liste non-exhaustive) :</text:p>
      <text:list xml:id="list3396234702874438594" text:style-name="L4">
        <text:list-item>
          <text:p text:style-name="P28">Le poids numérique,</text:p>
        </text:list-item>
        <text:list-item>
          <text:p text:style-name="P28">Les dimensions,</text:p>
        </text:list-item>
        <text:list-item>
          <text:p text:style-name="P28">La résolution,</text:p>
        </text:list-item>
        <text:list-item>
          <text:p text:style-name="P28">La couleur,</text:p>
        </text:list-item>
        <text:list-item>
          <text:p text:style-name="P28">Le format.</text:p>
        </text:list-item>
      </text:list>
      <text:p text:style-name="Text_20_body">Parmi les documents qui peuvent être numérisés figurent :</text:p>
      <text:list xml:id="list8559420481778787242" text:style-name="L5">
        <text:list-item>
          <text:p text:style-name="P29">patentes des sociétés de transport employées,</text:p>
        </text:list-item>
        <text:list-item>
          <text:p text:style-name="P29">permis de conduire, carte d'identité, et photo des chauffeurs...</text:p>
        </text:list-item>
      </text:list>
      <text:h text:style-name="Heading_20_3" text:outline-level="3"><text:bookmark-start text:name="__RefHeading__996_14744064"/>Solution de sauvegarde<text:bookmark-end text:name="__RefHeading__996_14744064"/></text:h>
      <text:p text:style-name="Text_20_body">Pour l'instant, il n'y a pas de solution de sauvegarde. La solution logicielle doit donc <text:s/>fournir un moyen de sauvegarde externe, permettant de choisir ce que l'on souhaite sauvegarder, ainsi qu'un outil de planification, afin de rendre cette dernière récurrente et automatisée.</text:p>
      <text:p text:style-name="Text_20_body">En outre, la solution proposée doit être compatible avec le top 10 des solutions de sauvegarde les plus communes, au cas où <text:span text:style-name="T5">elles </text:span>se<text:span text:style-name="T5">raient</text:span> utilisées en remplacement.</text:p>
      <text:h text:style-name="Heading_20_1" text:outline-level="1"><text:bookmark-start text:name="__RefHeading__2851_1059042422"/><text:soft-page-break/>Documents demandés<text:bookmark-end text:name="__RefHeading__2851_1059042422"/></text:h>
      <text:h text:style-name="Heading_20_2" text:outline-level="2"><text:bookmark-start text:name="__RefHeading__998_14744064"/>Pour <text:user-defined style:data-style-name="N0" text:name="Client">Garmir Khatch</text:user-defined><text:bookmark-end text:name="__RefHeading__998_14744064"/></text:h>
      <text:p text:style-name="Text_20_body">La maîtrise d'ouvrage a explicitement demandé que, pendant l'itération à venir, de plus amples détails lui soient fournis sur la norme AFNOR NF X50-151 utilisée dans la rédaction de son cahier des charges.</text:p>
      <text:h text:style-name="Heading_20_2" text:outline-level="2"><text:bookmark-start text:name="__RefHeading__1000_14744064"/>Pour <text:user-defined style:data-style-name="N0" text:name="Éditeur">Amu Fsi 2014 B</text:user-defined><text:bookmark-end text:name="__RefHeading__1000_14744064"/></text:h>
      <text:p text:style-name="Text_20_body">De son côté, l'assistance à maîtrise d'ouvrage souhaite que, pendant l'itération à venir, lui soit fournit des exemples des documents suivants :</text:p>
      <text:list xml:id="list8971388881563666526" text:style-name="L6">
        <text:list-item>
          <text:p text:style-name="P31">Réquisition</text:p>
        </text:list-item>
        <text:list-item>
          <text:p text:style-name="P30"><text:span text:style-name="T3">Waybill / Delivery note</text:span>.</text:p>
        </text:list-item>
      </text:list>
      <text:h text:style-name="Heading_20_1" text:outline-level="1"><text:bookmark-start text:name="__RefHeading__1002_14744064"/>Objectifs en vue de la prochaine réunion<text:bookmark-end text:name="__RefHeading__1002_14744064"/></text:h>
      <text:p text:style-name="Text_20_body">Pour la prochaine réunion, il a été demandé de finir la réalisation du cahier des charges. Une version finale est donc attendue pour approbation, et l'ordre du jour de la réunion à venir sera donc la validation du cahier des char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DejaVu Serif Condensed" svg:font-family="'DejaVu Serif Condensed'" style:font-adornments="Book" style:font-family-generic="roman" style:font-pitch="variable"/>
    <style:font-face style:name="DejaVu Serif Condensed1"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fo:font-family="'DejaVu Serif Condensed'" style:font-style-name="Book" style:font-family-generic="roman" style:font-pitch="variable"/>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family="'DejaVu Serif Condensed'" style:font-style-name="Book" style:font-family-generic="roman" style:font-pitch="variable" fo:font-size="16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user-defined style:data-style-name="N0" text:name="Éditeur">Amu Fsi 2014 B</text:user-defined></text:p>
              <text:p text:style-name="Sous-titre_20_d_27_en-tête"><text:title>Demande de pestation d'AMO</text:title></text:p>
              <text:p text:style-name="Sous-titre_20_d_27_en-tête"><text:subject>Compte rendu de réunion du 2014-02-21</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R-003</text:user-defined></text:p>
            </table:table-cell>
            <table:table-cell table:style-name="Tableau3.A1" office:value-type="string">
              <text:p text:style-name="MP2">Date : <text:date style:data-style-name="N84" text:date-value="2014-02-25T01:03:19.383189599">2014-02-25</text:date></text:p>
            </table:table-cell>
            <table:table-cell table:style-name="Tableau3.C1" office:value-type="string">
              <text:p text:style-name="MP2">Version : <text:user-defined style:data-style-name="N0" text:name="Numéro du document">1.3</text:user-defined></text:p>
            </table:table-cell>
          </table:table-row>
        </table:table>
        <text:p text:style-name="MP3"/>
      </style:header>
      <style:footer>
        <text:p text:style-name="Footer"><text:page-number text:select-page="current">8</text:page-number> / <text:page-count>8</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5:06:14</meta:creation-date>
    <meta:editing-duration>P0D</meta:editing-duration>
    <meta:editing-cycles>1</meta:editing-cycles>
    <meta:generator>LibreOffice/4.1.3.2$Linux_X86_64 LibreOffice_project/410m0$Build-2</meta:generator>
    <dc:title>Demande de pestation d'AMO</dc:title>
    <dc:subject>Compte rendu de réunion du 2014-02-21</dc:subject>
    <meta:document-statistic meta:table-count="6" meta:image-count="0" meta:object-count="0" meta:page-count="8" meta:paragraph-count="154" meta:word-count="1442" meta:character-count="8892" meta:non-whitespace-character-count="7638"/>
    <meta:user-defined meta:name="Client">Garmir Khatch</meta:user-defined>
    <meta:user-defined meta:name="Numéro du document">1.3</meta:user-defined>
    <meta:user-defined meta:name="Référence">GK-AF2014B-AMO-CR-003</meta:user-defined>
    <meta:user-defined meta:name="Éditeur">Amu Fsi 2014 B</meta:user-defined>
  </office:meta>
</office:document-meta>
</file>